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2">
      <style:text-properties officeooo:rsid="000eb710" officeooo:paragraph-rsid="000eb7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erraform in action chap 5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DejaVu Sans1" fo:font-family="'DejaVu Sans'" style:font-style-name="Book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6T11:20:38.750000170</meta:creation-date>
    <dc:date>2022-07-16T13:31:03.197409373</dc:date>
    <meta:editing-duration>PT2H14S</meta:editing-duration>
    <meta:editing-cycles>1</meta:editing-cycles>
    <meta:document-statistic meta:table-count="0" meta:image-count="0" meta:object-count="0" meta:page-count="1" meta:paragraph-count="1" meta:word-count="5" meta:character-count="26" meta:non-whitespace-character-count="22"/>
    <meta:generator>LibreOffice/7.3.4.2$Linux_X86_64 LibreOffice_project/30$Build-2</meta:generator>
  </office:meta>
</office:document-meta>
</file>